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font-name="Times New Roman1"/>
    </style:style>
    <style:style style:name="T11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1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2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ne 1894</text:p>
      <text:p text:style-name="P6">Month<text:tab/><text:tab/><text:tab/><text:tab/><text:tab/><text:tab/>June</text:p>
      <text:p text:style-name="P6">Year<text:tab/><text:tab/><text:tab/><text:tab/><text:tab/><text:tab/>1894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Judaism--History., Judaism--Creeds.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8</text:p>
      <text:p text:style-name="P6">Number of Sheets<text:tab/><text:tab/><text:tab/><text:tab/>3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Joseph Albo, Joshua Larocca (Jerome de Santa F<text:span text:style-name="T10">é</text:span><text:span text:style-name="T11">), Maimonides, Joseph Albo</text:span>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ELPHIA, PA./</text:p>
      <text:p text:style-name="P2"/>
      <text:p text:style-name="P3">[Front Cover]</text:p>
      <text:p text:style-name="P4">June 94/</text:p>
      <text:p text:style-name="P2">Post-Biblical/</text:p>
      <text:p text:style-name="P2">61/</text:p>
      <text:p text:style-name="P2"/>
      <text:p text:style-name="P3">[Page 1]</text:p>
      <text:p text:style-name="P3">Before the hottest part of the season sets in, when I shall/ suspend <text:span text:style-name="T2">as usual</text:span><text:span text:style-name="T5"> my weekly addresses for a time--as usual--I wish/ to conclude the sketch of the lifework of Joseph Albo,/ which I began to draw </text:span><text:span text:style-name="T2">some</text:span><text:span text:style-name="T5"> several weeks ago. <text:s/>In my/ preceding lecture upon that illustrious sage of the fifteenth/ cnetury, I stated that after his having held a contro-/-versy at Tortosa, in Spain, in defence of our religion </text:span><text:span text:style-name="T2">a-</text:span><text:span text:style-name="T5">/</text:span><text:span text:style-name="T2">-gainst</text:span><text:span text:style-name="T5"> with the apostate Joshua Larocca, known as Jerome/ </text:span><text:span text:style-name="T2">of</text:span><text:span text:style-name="T5"> de Santa F</text:span><text:span text:style-name="T6">é</text:span><text:span text:style-name="T7">, Albo, fearing the ill will formented by his op-/-ponent and being mentally exhausted, chose to settle in Soria, rather/ than return to his native home at Monreal. <text:s/></text:span><text:span text:style-name="T3">With a</text:span><text:span text:style-name="T7"> Later on, when his/ mind was more at ease, he betook himself to the task of writ-/-ing his famous book, which he called "Sepher [?]"/ or, </text:span><text:span text:style-name="T8">the book of creeds</text:span><text:span text:style-name="T9">. <text:s/>Now: whenever it occurs to us to/ speak of Jewish creeds, we are unavoidably compelled/ to allude to the </text:span><text:soft-page-break/><text:span text:style-name="T9">great Maimonides, for, it was he who/ first assumed to define what Jews must believe in,/ so that we may be saved. <text:s/>He formulated the thirteen/ creeds, universally accepted by the Synagogue. </text:span><text:span text:style-name="T4">for ages</text:span><text:span text:style-name="T9">/ But in the same manner as the literary productions of/ that greatest among the great of our medieval Rabbis,/ occasioned long and severe disputations, so his thirteen/ creeds found in the middle ages controversialists strong and determined./</text:span></text:p>
      <text:p text:style-name="P3"><text:span text:style-name="T9"/></text:p>
      <text:p text:style-name="P3"><text:span text:style-name="T9">[Page 2]</text:span></text:p>
      <text:p text:style-name="P3"><text:span text:style-name="T9">I will mention, in passing, that Maimonides appears/ to have </text:span><text:span text:style-name="T4">wished</text:span><text:span text:style-name="T9"> desired to conform to the system of other religions,/ which profess articles of faith, varying in number. <text:s/>He/ conceived, that it would </text:span><text:span text:style-name="T4">be an</text:span><text:span text:style-name="T9"> reflect honor </text:span><text:span text:style-name="T4">to show that</text:span><text:span text:style-name="T9"> on Judaism,/ </text:span><text:span text:style-name="T4">also</text:span><text:span text:style-name="T9"> to show that it is based upon certain cardinal doctrines. <text:s/>The num-/-ber thirteen may have suggested itself to his mind by the/ </text:span><text:span text:style-name="T4">cer</text:span><text:span text:style-name="T9"> thirteen attributes of God, which the Rabbis have/ derived form that sentence in Exodus heard by Moses as a vision passed before him, while/ he stood</text:span><text:span text:style-name="T4">ing</text:span><text:span text:style-name="T9"> in the cleft of a rock at Sinai. </text:span><text:span text:style-name="T4">as a vision passed</text:span><text:span text:style-name="T9">/ </text:span><text:span text:style-name="T4">before him</text:span><text:span text:style-name="T9"> But the common notion that the hymn </text:span><text:span text:style-name="T8">Igdal</text:span><text:span text:style-name="T9">,/ embodying those thirteen creeds, emanated from Maimonides/ himself, is evidently an error. <text:s/>The author of that rhyth-/-mical composition was an Italian Jew of the fifteenth/ century, called Daniel Dayan. <text:s/>Joseph Albo/ arose to forcibly controvert the opinion of Maimonides. <text:s/>He denied/ the authority of the Sage of Cordova in declaring that who-/-soever does not subscribe to the dogmas which he laid/ down, as essential principles in Judaism, is a heretic/ and forfeits every right to a brotherly recognition among/ the people of Israel. <text:s/>Albo admits that/ religion in general must have some fundamental doctrines/ to stand upon; but he insists that those doctrines are only/ very few, such as man's reason, will accept at once,/ as indispensable to the maintenance of any persuasion and denomination./</text:span></text:p>
      <text:p text:style-name="P3"><text:span text:style-name="T9"/></text:p>
      <text:p text:style-name="P3"><text:span text:style-name="T9">[Page 3]</text:span></text:p>
      <text:p text:style-name="P3"><text:span text:style-name="T9">According to his judgment, which he fortifies by/ solid arguments, every religion depends upon the belief/ </text:span><text:span text:style-name="T4">of</text:span><text:span text:style-name="T9"> in the existence of </text:span><text:span text:style-name="T4">God</text:span><text:span text:style-name="T9"> a creative Power, called God;/ upon the belief that God manifested His will through/ nature and inspiration, and upon the belief that God/ commensurately rewards or punishes our actions. <text:s/>Those/ three principles our philosopher considers the foundation/ stones upon which the fabric of religion is built./ <text:s/>Nevertheless, he concedes that from those three cardinal/ points certain truths are evolved which have a claim to our credence. <text:s/>For instance, once/ that we agree upon the existence of a Creator, we virtually/ agree that He is eternal, having neither beginning nor/ end; that He is incorporeal, for what is bodily, must/ necessarily decay and perish; that He is </text:span><text:span text:style-name="T4">a</text:span><text:span text:style-name="T9"> spiritual, and/ and[sic!] and as a spirit He is invisible, but fills all space/ and sees us all; that He is an absolute Unity, for, a/ division of powers would imply weakness in Him who/ must be Omnipotent, in order to perform His sovereign/ will on nations and individuals. <text:s/>Joseph Albo's phi-/-losophy is free from the intricacies, </text:span><text:span text:style-name="T4">of</text:span><text:span text:style-name="T9"> characterizing that of </text:span><text:span text:style-name="T4">several</text:span><text:span text:style-name="T9"> some of/ his predecessors. <text:s/>He does not attempt what Gersonides/ notably ventured to do, that is, to forcibly drag the Scriptures/ after his fanciful notions./</text:span></text:p>
      <text:p text:style-name="P3"><text:span text:style-name="T9"/></text:p>
      <text:p text:style-name="P3"><text:span text:style-name="T9">[Page 4]</text:span></text:p>
      <text:p text:style-name="P3"><text:span text:style-name="T9">Albo was fearlessly orthodox, </text:span><text:span text:style-name="T4">respecting paying obeisance during</text:span><text:span text:style-name="T9"> paying deference neither/ to Aristotle nor to Avicenna nor Averroes, where Judaism/ is concerned. <text:s/>Clearly reasoning upon the second/ principle which he enunciated, namely, God's/ manifestation through nature and inspiration, he/ shows that the Revelation at Sinai was indispen-/-sable as a sanction to </text:span><text:span text:style-name="T4">principles</text:span><text:span text:style-name="T9"> what is implanted in the/ human breast--love of virtue and abhorrence of vice. <text:s/>The weakness of our </text:span><text:span text:style-name="T4">nature</text:span><text:span text:style-name="T9"> sensations so apt/ to lead</text:span><text:span text:style-name="T4">ing</text:span><text:span text:style-name="T9"> us astray, needed a mighty support, and/ Albo justly proves that none could be more power-/-ful than </text:span><text:span text:style-name="T4">that</text:span><text:span text:style-name="T9"> the support which Moses and the prophets/ have offered the world to check wrong, uphold/ right and promote the welfare of the social family./ <text:s/>He contends that the son of Amram was endowed/ with a knowledge of the Supreme above that of all/ mortal beings, and therefore what he proclaimed/ in the name of his heavenly Master, must be held/ as an emanation divine. <text:s/>Still, Albo hazards the/ opinion </text:span><text:soft-page-break/><text:span text:style-name="T9">against Maimonides, that it may please/ the Author of the Torah to change His ordinances in/ the same extraordinary manner as delivered in the/ wilderness of Sinai. <text:s/>To that idea, the immortal/ Mendelssohn gave his full assent in the course/ of his famous treatise, which he entitled </text:span><text:span text:style-name="T8">Jerusalem</text:span><text:span text:style-name="T9">,/</text:span></text:p>
      <text:p text:style-name="P3"><text:span text:style-name="T9"/></text:p>
      <text:p text:style-name="P3"><text:span text:style-name="T9">[Page 5]</text:span></text:p>
      <text:p text:style-name="P3"><text:span text:style-name="T9">Arguing on the third principle </text:span><text:span text:style-name="T4">enunciated</text:span><text:span text:style-name="T9"> which he advanced, Albo/ tells us his conviction, that God assigns to Jew and Gentile their/ deserts, with this distinction, that whereas the Jew/ is amenable for his obedience or disobedience of the affirm-/-ative and negative precepts of the Torah, as far as compatible with/ his residence beyond the limits of the Holy Land, the/ gentile is bound only by the moral code of the Pen-/-tateuch. <text:s/>Albo makes the belief in a Messiah/ and in the resurrection, on the part of the Jew,/ as being connected with the third principle which he deems/ an essential. <text:s/>He sensibly argues that inas-/-much as the prophets foretold the permanence/ of the Jewish people; as a separate people, it/ obviously follows that their dispersion is only tem-/-porary and the fulfilment of the predictions concerning a return to/ a national unification and a commanding posi-/-tion among the families of nations, must be waited/ for religiously. <text:s/>Our author scouts the idea/ that the promise concerning our perpetuity, means/ simply our continuance as a </text:span><text:span text:style-name="T4">religious</text:span><text:span text:style-name="T9"> distinct denomination/ among many different denominations. <text:s/>He/ quotes extensively to fortify his views, and among/ other scriptural passages, he cites Jeremiah </text:span><text:span text:style-name="T4">in</text:span><text:span text:style-name="T9"> who re-/-</text:span><text:span text:style-name="T4">says tells</text:span><text:span text:style-name="T9"> -assures us </text:span><text:span text:style-name="T4">so</text:span><text:span text:style-name="T9"> in the name of the infallible Lord:/</text:span></text:p>
      <text:p text:style-name="P3"><text:span text:style-name="T9"/></text:p>
      <text:p text:style-name="P3"><text:span text:style-name="T9">[Page 6]</text:span></text:p>
      <text:p text:style-name="P3"><text:span text:style-name="T9">"Thus saith the Eternal, that giveth the sun for a light/ by day and the ordinances of the moon and of the stars/ for a light by night, who stirreth up the sea/ that the waves thereof roar, whose name is 'the Lord of hosts.' </text:span><text:span text:style-name="T4">is His</text:span><text:span text:style-name="T9">/ </text:span><text:span text:style-name="T4">name</text:span><text:span text:style-name="T9"> <text:s/>If those ordinances shall depart from before Me,/ then the seed of Israel also shall cease from being a/ nation before Me for ever." <text:s/>With regard to the/ resurrection, Albo is not quite so decidedly emphatic. <text:s/>He admits/ the power of God to rekindle life after it has become/ extinct. <text:s/>He refers to that effect to Holy Writ/ and Talmud; advances ideas pro and con, and states that/ in like manner as he could not explain the attractive properties/ of the loadstone, and many other phenomena, he could not define the process of a bodily resur-/rection obviously to our limited understanding./ <text:s/>From the little which I have told, it will be perceived/ that the disagreement between Albo and Maimonides/ consists mainly in the definition of what is a dogma,/ the denial of which should deserve public condemnation/ as a heresy, and expose the sinner to excommunication./ <text:s/>Albo, with a sense of justice, that does his heart and/ mind honor, would not anathematize a Jew, whose/ ideas of God are not in full accord with the belief that/ He is a perfect spirit, or that He is an ever ex-/isting Power that brought forth </text:span><text:span text:style-name="T4">out of nothing</text:span><text:span text:style-name="T9"> the world in which/ we live out of nothing, solely by His infinite will./</text:span></text:p>
      <text:p text:style-name="P3"><text:span text:style-name="T9"/></text:p>
      <text:p text:style-name="P3"><text:span text:style-name="T9">[Page 7]</text:span></text:p>
      <text:p text:style-name="P3"><text:span text:style-name="T9">He would consider such one short sighted, faulty, misguided by his mind./ <text:s/>Albo would not say that a Jew who refuses/ to believe in our restoration to Zion, or in a </text:span><text:span text:style-name="T4">bodily</text:span><text:span text:style-name="T9"> corporeal/ return of the departed upon earth, ought to be/ hated and chased away from the Congregation. <text:s/>In/ his judgment, Maimonides committed a grievous/ error in giving expression to such thoughts, and we,/ with the profoundest veneration for the Sage of/ Cordova, </text:span><text:span text:style-name="T4">we</text:span><text:span text:style-name="T9"> must side with the Sage of Monreal./ <text:s/>God, inspiration, and a retribution to our deeds are,/ in all truth, the cardinal doctrines derived from the/ teaching of the Chief of all prophets, who stood/ with his soul in the closest communion with the/ soul of the Universe. <text:s/>Albo's work is/ divided into four large treatises. <text:s/>The first, hinging/ upon the signification of the word </text:span><text:span text:style-name="T8">Ikhar</text:span><text:span text:style-name="T9">, or "dogma"/ contains twenty six chapters. <text:s/>The second, explaining/ how we should understand the </text:span><text:span text:style-name="T4">ex</text:span><text:span text:style-name="T9"> self existence/ of God has thirty one chapters. <text:s/>The third, discussing/ Revelation consists of thirty seven chapters and the/ fourth, referring to reward and punishment is the/ largest of all, having fifty four chapters, all </text:span><text:span text:style-name="T4">of them</text:span><text:span text:style-name="T9"> the treatises/ being written in an easy style as plain and intelligible as/ the character of that philosophical-Hebraic compo-/-sition would possibly allow./</text:span></text:p>
      <text:p text:style-name="P3"><text:soft-page-break/><text:span text:style-name="T9"/></text:p>
      <text:p text:style-name="P3"><text:span text:style-name="T9">[Page 8]</text:span></text:p>
      <text:p text:style-name="P3"><text:span text:style-name="T9">I cannot part with that deservedly celebrated/ teacher in Israel, without quoting the closing remarks/ of his </text:span><text:span text:style-name="T8">Sepher Ikkarin</text:span><text:span text:style-name="T9">, or "book of creeds."/ <text:s/>According to Joseph Albo, the threefold priestly/ benediction is to be so </text:span><text:span text:style-name="T4">understood</text:span><text:span text:style-name="T9"> interpreted "The Lord bless/ thee and preserve thee," is a prayer for temporal/ happiness--health and prosperity. <text:s/>"The Lord make/ His face shine upon thee and be gracious unto thee" is/ a petition for mental acquirements--a knowledge,/ useful to ourselves and our neighbors. <text:s/>"The Lord lift/ up His countenance towards thee and grant thee peace"/ is a supplication for spiritual gifts--contentment/ and tranquility sweetening this life and procuring the/ enjoyments of a life to come. <text:s/>May all the three/ be our allotmen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2:13:30.47</meta:creation-date>
    <meta:document-statistic meta:table-count="0" meta:image-count="0" meta:object-count="0" meta:page-count="5" meta:paragraph-count="84" meta:word-count="1909" meta:character-count="11822"/>
    <dc:date>2013-01-15T14:19:13</dc:date>
    <meta:editing-duration>PT28M50S</meta:editing-duration>
    <meta:editing-cycles>1</meta:editing-cycles>
    <meta:generator>OpenOffice.org/3.4.1$Win32 OpenOffice.org_project/341m1$Build-9593</meta:generator>
  </office:meta>
</office:document-meta>
</file>